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8" style:family="table-cell" style:parent-style-name="Default">
      <style:table-cell-properties fo:background-color="transparent" fo:border="0.06pt solid #333333"/>
    </style:style>
    <style:style style:name="ce1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18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18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Desarrollo de estrategia de trading base para operar</text:p>
          </table:table-cell>
          <table:table-cell table:style-name="ce8"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uy alta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table:style-name="ce4" office:value-type="string" calcext:value-type="string">
            <text:p>Funcionalidad para backtesting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table:style-name="ce8" office:value-type="string" calcext:value-type="string">
            <text:p>TO DO</text:p>
          </table:table-cell>
          <table:table-cell table:style-name="ce12"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 office:value-type="string" calcext:value-type="string">
            <text:p>Baja </text:p>
          </table:table-cell>
        </table:table-row>
        <table:table-row table:style-name="ro4">
          <table:table-cell table:style-name="ce4" office:value-type="string" calcext:value-type="string">
            <text:p>Funcionalidad gestión de datos (EPICA)</text:p>
          </table:table-cell>
          <table:table-cell table:style-name="ce4" office:value-type="string" calcext:value-type="string">
            <text:p>DEPRECADA, DATOS A MANO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 office:value-type="string" calcext:value-type="string">
            <text:p>Muy baja</text:p>
          </table:table-cell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ñadir opcion para parametrizar el analisis de Wyckoff</text:p>
          </table:table-cell>
          <table:table-cell table:style-name="ce4" office:value-type="string" calcext:value-type="string">
            <text:p>DEPRECAD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 office:value-type="string" calcext:value-type="string">
            <text:p>TO 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office:value-type="string" calcext:value-type="string">
            <text:p>TO DO</text:p>
          </table:table-cell>
          <table:table-cell table:number-columns-repeated="5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office:value-type="string" calcext:value-type="string">
            <text:p>TO DO (MEMORIA)</text:p>
          </table:table-cell>
          <table:table-cell table:number-columns-repeated="5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Implementar manual de usuario</text:p>
          </table:table-cell>
          <table:table-cell office:value-type="string" calcext:value-type="string">
            <text:p>TO DO (MEMORIA + CODIGO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office:value-type="string" calcext:value-type="string">
            <text:p>Testing de la APP</text:p>
          </table:table-cell>
          <table:table-cell office:value-type="string" calcext:value-type="string">
            <text:p>TO DO</text:p>
          </table:table-cell>
          <table:table-cell table:number-columns-repeated="5"/>
          <table:table-cell office:value-type="string" calcext:value-type="string">
            <text:p>SPRINT 5: sabado 14 agosto - <text:s/>lunes 30 agosto</text:p>
          </table:table-cell>
          <table:table-cell/>
        </table:table-row>
        <table:table-row table:style-name="ro3">
          <table:table-cell office:value-type="string" calcext:value-type="string">
            <text:p>Preparar venv con requirements</text:p>
          </table:table-cell>
          <table:table-cell office:value-type="string" calcext:value-type="string">
            <text:p>TO DO</text:p>
          </table:table-cell>
          <table:table-cell table:number-columns-repeated="5"/>
          <table:table-cell office:value-type="string" calcext:value-type="string">
            <text:p>SPRINT 6: lunes 30 agosto – lunes 6 septiembre</text:p>
          </table:table-cell>
          <table:table-cell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17" table:number-columns-repeated="6"/>
          <table:table-cell table:number-columns-repeated="3"/>
        </table:table-row>
        <table:table-row table:style-name="ro3">
          <table:table-cell table:style-name="ce17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4:46:27.7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9-02T17:14:29.388000000</dc:date>
    <meta:editing-duration>P1DT10H29M49S</meta:editing-duration>
    <meta:editing-cycles>51</meta:editing-cycles>
    <meta:generator>LibreOffice/7.1.1.2$Windows_X86_64 LibreOffice_project/fe0b08f4af1bacafe4c7ecc87ce55bb426164676</meta:generator>
    <meta:document-statistic meta:table-count="1" meta:cell-count="132" meta:object-count="0"/>
  </office:meta>
</office:document-meta>
</file>